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cd4d1" draw:textarea-horizontal-align="justify" draw:textarea-vertical-align="middle" draw:auto-grow-height="false" fo:min-height="1.306cm" fo:min-width="4.31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 style:list-style-name="L1">
      <style:graphic-properties draw:fill="none" draw:textarea-horizontal-align="justify" draw:textarea-vertical-align="middle" draw:auto-grow-height="false" fo:min-height="3.45cm" fo:min-width="8.9cm"/>
    </style:style>
    <style:style style:name="gr4" style:family="graphic" style:parent-style-name="standard">
      <style:graphic-properties draw:fill="solid" draw:fill-color="#bee3d3" draw:textarea-horizontal-align="justify" draw:textarea-vertical-align="middle" draw:auto-grow-height="false" fo:min-height="1.024cm" fo:min-width="6.29cm"/>
    </style:style>
    <style:style style:name="gr5" style:family="graphic" style:parent-style-name="standard" style:list-style-name="L1">
      <style:graphic-properties draw:fill="none" draw:textarea-horizontal-align="justify" draw:textarea-vertical-align="middle" draw:auto-grow-height="false" fo:min-height="4.55cm" fo:min-width="9.9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4.55cm" fo:min-width="8.1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4.35cm" fo:min-width="9.1cm"/>
    </style:style>
    <style:style style:name="gr8" style:family="graphic" style:parent-style-name="standard">
      <style:graphic-properties draw:stroke="none" svg:stroke-color="#000000" draw:fill="none" draw:fill-color="#ffffff" fo:min-height="27.019cm"/>
    </style:style>
    <style:style style:name="gr9" style:family="graphic" style:parent-style-name="standard">
      <style:graphic-properties draw:stroke="none" svg:stroke-color="#000000" draw:fill="none" draw:fill-color="#ffffff" fo:min-height="2.65cm"/>
    </style:style>
    <style:style style:name="gr10" style:family="graphic" style:parent-style-name="standard">
      <style:graphic-properties draw:stroke="none" svg:stroke-color="#000000" draw:fill="none" draw:fill-color="#ffffff" fo:min-height="1.423cm"/>
    </style:style>
    <style:style style:name="gr11" style:family="graphic" style:parent-style-name="standard">
      <style:graphic-properties draw:textarea-horizontal-align="justify" draw:textarea-vertical-align="middle" draw:auto-grow-height="false" fo:min-height="2.15cm" fo:min-width="5.7cm"/>
    </style:style>
    <style:style style:name="gr12" style:family="graphic" style:parent-style-name="standard">
      <style:graphic-properties draw:fill="solid" draw:fill-color="#bee3d3" draw:textarea-horizontal-align="justify" draw:textarea-vertical-align="middle" draw:auto-grow-height="false" fo:min-height="1.024cm" fo:min-width="3.884cm"/>
    </style:style>
    <style:style style:name="gr13" style:family="graphic" style:parent-style-name="standard">
      <style:graphic-properties draw:fill="solid" draw:fill-color="#fcd4d1" draw:textarea-horizontal-align="justify" draw:textarea-vertical-align="middle" draw:auto-grow-height="false" fo:min-height="1.306cm" fo:min-width="2.258cm"/>
    </style:style>
    <style:style style:name="gr14" style:family="graphic" style:parent-style-name="standard">
      <style:graphic-properties draw:textarea-horizontal-align="justify" draw:textarea-vertical-align="middle" draw:auto-grow-height="false" fo:min-height="2.35cm" fo:min-width="5.7cm"/>
    </style:style>
    <style:style style:name="gr15" style:family="graphic" style:parent-style-name="standard">
      <style:graphic-properties draw:textarea-horizontal-align="justify" draw:textarea-vertical-align="middle" draw:auto-grow-height="false" fo:min-height="0.812cm" fo:min-width="2.188cm"/>
    </style:style>
    <style:style style:name="gr16" style:family="graphic" style:parent-style-name="standard">
      <style:graphic-properties draw:textarea-horizontal-align="justify" draw:textarea-vertical-align="middle" draw:auto-grow-height="false" fo:min-height="2.35cm" fo:min-width="6.2cm"/>
    </style:style>
    <style:style style:name="gr17" style:family="graphic" style:parent-style-name="standard">
      <style:graphic-properties draw:textarea-horizontal-align="justify" draw:textarea-vertical-align="middle" draw:auto-grow-height="false" fo:min-height="0.882cm" fo:min-width="2.33cm"/>
    </style:style>
    <style:style style:name="gr18" style:family="graphic" style:parent-style-name="standard">
      <style:graphic-properties draw:textarea-horizontal-align="justify" draw:textarea-vertical-align="middle" draw:auto-grow-height="false" fo:min-height="1.45cm" fo:min-width="6.4cm"/>
    </style:style>
    <style:style style:name="gr19" style:family="graphic" style:parent-style-name="standard">
      <style:graphic-properties draw:textarea-horizontal-align="justify" draw:textarea-vertical-align="middle" draw:auto-grow-height="false" fo:min-height="1.15cm" fo:min-width="6.2cm"/>
    </style:style>
    <style:style style:name="gr20" style:family="graphic" style:parent-style-name="standard">
      <style:graphic-properties draw:textarea-horizontal-align="justify" draw:textarea-vertical-align="middle" draw:auto-grow-height="false" fo:min-height="1.59cm" fo:min-width="5.3cm"/>
    </style:style>
    <style:style style:name="gr21" style:family="graphic" style:parent-style-name="standard">
      <style:graphic-properties draw:textarea-horizontal-align="justify" draw:textarea-vertical-align="middle" draw:auto-grow-height="false" fo:min-height="1.942cm" fo:min-width="5.228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cd4d1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solid" draw:fill-color="#bee3d3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6.8cm" svg:height="2.2cm" svg:x="13.9cm" svg:y="21cm">
          <text:p text:style-name="P1">Packet Buffer is ful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draw:line-skew="0.486cm" svg:x1="14.895cm" svg:y1="22.878cm" svg:x2="19.705cm" svg:y2="22.878cm" draw:start-shape="id1" draw:start-glue-point="7" draw:end-shape="id1" draw:end-glue-point="9" svg:d="M14895 22878c0 1965 4810 1965 4810 0" svg:viewBox="0 0 4811 1475">
          <text:p/>
        </draw:connector>
        <draw:custom-shape draw:style-name="gr3" draw:text-style-name="P5" draw:layer="layout" svg:width="9.4cm" svg:height="3.7cm" svg:x="4.6cm" svg:y="23.3cm">
          <text:p text:style-name="P4">IP: More data chunks arrive;</text:p>
          <text:p text:style-name="P4"><text:s/>Data chunk send rate is </text:p>
          <text:p text:style-name="P4">less than or equal to arrival rate</text:p>
          <text:p text:style-name="P4"/>
          <text:p text:style-name="P1">OP: Data chunk is dropped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curve" svg:x1="20.7cm" svg:y1="22.1cm" svg:x2="22.1cm" svg:y2="11.3cm" draw:start-shape="id1" draw:start-glue-point="10" draw:end-shape="id2" draw:end-glue-point="10" svg:d="M20700 22100c2853 0 2153-10800 1400-10800" svg:viewBox="0 0 2066 10801">
          <text:p/>
        </draw:connector>
        <draw:custom-shape draw:style-name="gr4" draw:text-style-name="P6" xml:id="id2" draw:id="id2" draw:layer="layout" svg:width="9.6cm" svg:height="1.8cm" svg:x="12.5cm" svg:y="10.4cm">
          <text:p text:style-name="P1">Packet Buffer is non-ful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draw:line-skew="-0.817cm" svg:x1="20.695cm" svg:y1="10.663cm" svg:x2="13.905cm" svg:y2="10.663cm" draw:start-shape="id2" draw:start-glue-point="11" draw:end-shape="id2" draw:end-glue-point="5" svg:d="M20695 10663c0-2371-6790-2371-6790 0" svg:viewBox="0 0 6791 1779">
          <text:p/>
        </draw:connector>
        <draw:custom-shape draw:style-name="gr5" draw:text-style-name="P5" draw:layer="layout" svg:width="10.4cm" svg:height="4.8cm" svg:x="3cm" svg:y="5.5cm">
          <text:p text:style-name="P4">IP: More data chunks arrive;</text:p>
          <text:p text:style-name="P4"><text:s/>Data chunk send rate is </text:p>
          <text:p text:style-name="P4">greater than or more than arrival rate</text:p>
          <text:p text:style-name="P4"/>
          <text:p text:style-name="P4">OP: Incoming data chunks are </text:p>
          <text:p text:style-name="P1">buffered in appropriate packets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curve" draw:line-skew="-1.199cm" svg:x1="12.5cm" svg:y1="11.3cm" svg:x2="13.9cm" svg:y2="22.1cm" draw:start-shape="id2" draw:start-glue-point="6" draw:end-shape="id1" draw:end-glue-point="6" svg:d="M12500 11300c-2550 0-3250 10800 1400 10800" svg:viewBox="0 0 3407 10801">
          <text:p/>
        </draw:connector>
        <draw:custom-shape draw:style-name="gr6" draw:text-style-name="P3" draw:layer="layout" svg:width="8.6cm" svg:height="4.8cm" svg:x="1.4cm" svg:y="14.2cm">
          <text:p text:style-name="P1">IP: More data chunks arrive;</text:p>
          <text:p text:style-name="P1"><text:s/>Data chunk send rate is </text:p>
          <text:p text:style-name="P1">less than arrival rate</text:p>
          <text:p text:style-name="P1"/>
          <text:p text:style-name="P1">OP: Incoming data chunks </text:p>
          <text:p text:style-name="P1">are dropped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9.6cm" svg:height="4.6cm" svg:x="12.7cm" svg:y="13.9cm">
          <text:p text:style-name="P1">IP: Data chunk send rate is </text:p>
          <text:p text:style-name="P1">greater than arrival rate</text:p>
          <text:p text:style-name="P1"/>
          <text:p text:style-name="P1">OP: Incoming data chunks are </text:p>
          <text:p text:style-name="P1">buffered in appropriate packets</text:p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17.4cm" svg:height="27.269cm" svg:x="23.5cm" svg:y="2.1cm">
          <draw:text-box>
            <text:p>A summary of the architecture:</text:p>
            <text:p/>
            <text:list text:style-name="L1">
              <text:list-item>
                <text:p>The VOQ is a purely combinatorial circuit. Each has 1 input port and n output ports, corresponding to the n output port addresses of the top module.</text:p>
              </text:list-item>
              <text:list-item>
                <text:p>Thus, there are 2n VOQs: n for the buf-data and another n for the exp-data.</text:p>
                <text:p/>
              </text:list-item>
              <text:list-item>
                <text:p>The arbiter takes as input 2n ports: n ports corresonding <text:s/>to the exp-data, and another n ports corresponding to the buf-data. It has a single output port, corresponding to the the appropriate output port of the top module.</text:p>
              </text:list-item>
              <text:list-item>
                <text:p>Each arbiter maintains 2n packet buffers corresponding to each of the input ports. Whenever the outport_data_rd is '1', it begins sending a completely-arrived-packet from the packet-buffer to the outport_data. Higher priority is given to the exp-data.</text:p>
                <text:p/>
              </text:list-item>
            </text:list>
            <text:p>The high level algorithm for arbiter is as follows:</text:p>
            <text:p/>
            <text:p>while some exp-data-av port is high</text:p>
            <text:p><text:s/><text:tab/>transfer data to outport-exp-buffer</text:p>
            <text:p>similarly for buf-data</text:p>
            <text:p>note: two separate buffers are maintained</text:p>
            <text:p><text:tab/></text:p>
            <text:p>while outport-exp-buffer is non-empty</text:p>
            <text:p><text:s/><text:tab/>whenever outport-data-rd is high</text:p>
            <text:p><text:s/><text:tab/><text:tab/>transfer one packet from buffer to outport</text:p>
            <text:p>while outport-exp-buffer is empty</text:p>
            <text:p><text:tab/>and outport-buf-buffer is non-empty</text:p>
            <text:p><text:s/><text:tab/>whenever outport-data-rd is high</text:p>
            <text:p><text:tab/><text:tab/>transfer one packet from buffer to outport</text:p>
            <text:p/>
            <text:p>Whenever the outport_data_rd is high, a round-robin algorithm is run on the packet-buffers, to send the completely-arrived packets to the outport_data. The next packet is sent only after the current packet is completely sent.</text:p>
          </draw:text-box>
        </draw:frame>
        <draw:frame draw:style-name="gr9" draw:text-style-name="P8" draw:layer="layout" svg:width="19.7cm" svg:height="2.9cm" svg:x="1.9cm" svg:y="1.6cm">
          <draw:text-box>
            <text:p text:style-name="P1"><text:span text:style-name="T1">CONTENTIO</text:span><text:span text:style-name="T1">N </text:span><text:span text:style-name="T1">RESOLUTIO</text:span><text:span text:style-name="T1">N AND </text:span><text:span text:style-name="T1">SWITCHING: </text:span><text:span text:style-name="T1">TEAM B - </text:span><text:span text:style-name="T1">DIGIDESTINE</text:span><text:span text:style-name="T1">D</text:span></text:p>
          </draw:text-box>
        </draw:frame>
        <draw:frame draw:style-name="gr10" draw:text-style-name="P7" draw:layer="layout" svg:width="19.3cm" svg:height="1.673cm" svg:x="2.7cm" svg:y="4.1cm">
          <draw:text-box>
            <text:p>170050001<text:tab/>170050018<text:tab/>170050024<text:tab/>170100075<text:tab/>160050085</text:p>
          </draw:text-box>
        </draw:frame>
      </draw:page>
      <draw:page draw:name="page2" draw:style-name="dp1" draw:master-page-name="Default">
        <draw:custom-shape draw:style-name="gr11" draw:text-style-name="P1" draw:layer="layout" svg:width="6.2cm" svg:height="2.4cm" svg:x="14cm" svg:y="3.2cm">
          <text:p text:style-name="P1">IP: data_av = '1'/'0'</text:p>
          <text:p text:style-name="P1"/>
          <text:p text:style-name="P1">OP: data_rd = '1'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6.2cm" svg:height="2.4cm" svg:x="25.5cm" svg:y="24.9cm">
          <text:p text:style-name="P1">IP: data_av = '1'/'0'</text:p>
          <text:p text:style-name="P1"/>
          <text:p text:style-name="P1">OP: data_rd = '0'</text:p>
          <draw:enhanced-geometry svg:viewBox="0 0 21600 21600" draw:type="rectangle" draw:enhanced-path="M 0 0 L 21600 0 21600 21600 0 21600 0 0 Z N"/>
        </draw:custom-shape>
        <draw:custom-shape draw:style-name="gr12" draw:text-style-name="P6" xml:id="id3" draw:id="id3" draw:layer="layout" svg:width="6.2cm" svg:height="1.8cm" svg:x="19.1cm" svg:y="7.2cm">
          <text:p text:style-name="P1">NON_FUL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xml:id="id5" draw:id="id5" draw:layer="layout" svg:width="3.9cm" svg:height="2.2cm" svg:x="20.3cm" svg:y="22.2cm">
          <text:p text:style-name="P1">FUL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6.2cm" svg:height="2.6cm" svg:x="34.9cm" svg:y="11.1cm">
          <text:p text:style-name="P1">IP: CHUNK_RD = '1',</text:p>
          <text:p text:style-name="P1">PK_AV = '1'</text:p>
          <draw:enhanced-geometry svg:viewBox="0 0 21600 21600" draw:type="rectangle" draw:enhanced-path="M 0 0 L 21600 0 21600 21600 0 21600 0 0 Z N"/>
        </draw:custom-shape>
        <draw:custom-shape draw:style-name="gr15" draw:text-style-name="P1" xml:id="id4" draw:id="id4" draw:layer="layout" svg:width="3.8cm" svg:height="1.5cm" svg:x="32.2cm" svg:y="14.5cm">
          <text:p text:style-name="P1">SEND_P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25.3cm" svg:y1="8.1cm" svg:x2="34.1cm" svg:y2="14.5cm" draw:start-shape="id3" draw:start-glue-point="10" draw:end-shape="id4" draw:end-glue-point="4" svg:d="M25300 8100c5867 0 8800 2133 8800 6400" svg:viewBox="0 0 8801 6401">
          <text:p/>
        </draw:connector>
        <draw:connector draw:style-name="gr2" draw:text-style-name="P3" draw:layer="layout" draw:type="curve" svg:x1="24.2cm" svg:y1="23.3cm" svg:x2="34.1cm" svg:y2="16cm" draw:start-shape="id5" draw:start-glue-point="10" draw:end-shape="id4" draw:end-glue-point="8" svg:d="M24200 23300c6600 0 9900-2433 9900-7300" svg:viewBox="0 0 9901 7301">
          <text:p/>
        </draw:connector>
        <draw:connector draw:style-name="gr2" draw:text-style-name="P3" draw:layer="layout" draw:type="curve" svg:x1="32.756cm" svg:y1="14.719cm" svg:x2="24.392cm" svg:y2="8.737cm" draw:start-shape="id4" draw:start-glue-point="5" draw:end-shape="id3" draw:end-glue-point="9" svg:d="M32756 14719c0-4452-8364-1461-8364-5982" svg:viewBox="0 0 8365 5983">
          <text:p/>
        </draw:connector>
        <draw:custom-shape draw:style-name="gr16" draw:text-style-name="P1" draw:layer="layout" svg:width="6.7cm" svg:height="2.6cm" svg:x="4.5cm" svg:y="7.7cm">
          <text:p text:style-name="P1">IP: CHUNK_RD = '0',</text:p>
          <text:p text:style-name="P1">PK_AV = '1'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curve" svg:x1="19.1cm" svg:y1="8.1cm" svg:x2="10.6cm" svg:y2="14.4cm" draw:start-shape="id3" draw:start-glue-point="6" draw:end-shape="id6" draw:end-glue-point="4" svg:d="M19100 8100c-5667 0-8500 2100-8500 6300" svg:viewBox="0 0 8501 6301">
          <text:p/>
        </draw:connector>
        <draw:custom-shape draw:style-name="gr17" draw:text-style-name="P1" xml:id="id6" draw:id="id6" draw:layer="layout" svg:width="4cm" svg:height="1.6cm" svg:x="8.6cm" svg:y="14.4cm">
          <text:p text:style-name="P1">WA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12.015cm" svg:y1="14.634cm" svg:x2="20.008cm" svg:y2="8.737cm" draw:start-shape="id6" draw:start-glue-point="11" draw:end-shape="id3" draw:end-glue-point="7" svg:d="M12015 14634c0-4399 7993-1451 7993-5897" svg:viewBox="0 0 7994 5898">
          <text:p/>
        </draw:connector>
        <draw:custom-shape draw:style-name="gr18" draw:text-style-name="P1" draw:layer="layout" svg:width="6.9cm" svg:height="1.7cm" svg:x="23.1cm" svg:y="12cm">
          <text:p text:style-name="P1">IP: buf_lim &lt; buf_size</text:p>
          <text:p text:style-name="P1">OP: CHUNK = Buffer(0)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6.7cm" svg:height="1.4cm" svg:x="6.7cm" svg:y="22.1cm">
          <text:p text:style-name="P1">IP: buf_lim = buf_size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curve" svg:x1="10.6cm" svg:y1="16cm" svg:x2="20.3cm" svg:y2="23.3cm" draw:start-shape="id6" draw:start-glue-point="8" draw:end-shape="id5" draw:end-glue-point="6" svg:d="M10600 16000c0 4867 3233 7300 9700 7300" svg:viewBox="0 0 9701 7301">
          <text:p/>
        </draw:connector>
        <draw:connector draw:style-name="gr2" draw:text-style-name="P3" draw:layer="layout" draw:type="curve" draw:line-skew="-0.683cm" svg:x1="20.008cm" svg:y1="7.463cm" svg:x2="22.2cm" svg:y2="7.2cm" draw:start-shape="id3" draw:start-glue-point="5" draw:end-shape="id3" draw:end-glue-point="4" svg:d="M20008 7463c0-2170 2192-2039 2192-263" svg:viewBox="0 0 2193 1613">
          <text:p/>
        </draw:connector>
        <draw:connector draw:style-name="gr2" draw:text-style-name="P3" draw:layer="layout" draw:type="curve" draw:line-skew="0.586cm" svg:x1="20.871cm" svg:y1="24.078cm" svg:x2="23.629cm" svg:y2="24.078cm" draw:start-shape="id5" draw:start-glue-point="7" draw:end-shape="id5" draw:end-glue-point="9" svg:d="M20871 24078c0 2115 2758 2115 2758 0" svg:viewBox="0 0 2759 1587">
          <text:p/>
        </draw:connector>
        <draw:custom-shape draw:style-name="gr19" draw:text-style-name="P1" draw:layer="layout" svg:width="6.7cm" svg:height="1.4cm" svg:x="14.3cm" svg:y="11.9cm">
          <text:p text:style-name="P1">IP: buf_lim &lt; buf_size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6.2cm" svg:height="2.6cm" svg:x="33.7cm" svg:y="20.8cm">
          <text:p text:style-name="P1">IP: CHUNK_RD = '1',</text:p>
          <text:p text:style-name="P1">PK_AV = '1'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curve" svg:x1="20.871cm" svg:y1="22.522cm" svg:x2="12.015cm" svg:y2="15.766cm" draw:start-shape="id5" draw:start-glue-point="5" draw:end-shape="id6" draw:end-glue-point="9" svg:d="M20871 22522c0-5131-8856-1754-8856-6756" svg:viewBox="0 0 8857 6757">
          <text:p/>
        </draw:connector>
        <draw:custom-shape draw:style-name="gr16" draw:text-style-name="P1" draw:layer="layout" svg:width="6.7cm" svg:height="2.6cm" svg:x="14.5cm" svg:y="16cm">
          <text:p text:style-name="P1">IP: CHUNK_RD = '0',</text:p>
          <text:p text:style-name="P1">PK_AV = '1'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20" draw:text-style-name="P1" draw:layer="layout" svg:width="8.2cm" svg:height="2.6cm" svg:x="16.9cm" svg:y="4.2cm">
          <text:p text:style-name="P1">PK_QUEU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8.1cm" svg:height="3.1cm" svg:x="16.8cm" svg:y="20.5cm">
          <text:p text:style-name="P1">PK_DEQUEUE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5T21:17:55.475842504</meta:creation-date>
    <dc:date>2019-03-29T13:51:06.021132985</dc:date>
    <meta:editing-duration>PT1H53M22S</meta:editing-duration>
    <meta:editing-cycles>8</meta:editing-cycles>
    <meta:generator>LibreOffice/6.0.7.3$Linux_X86_64 LibreOffice_project/00m0$Build-3</meta:generator>
    <meta:document-statistic meta:object-count="37"/>
  </office:meta>
</office:document-meta>
</file>